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437920EA432A8184C6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54cm" svg:height="14.34cm" svg:x="1cm" svg:y="10cm">
          <draw:image xlink:href="Pictures/100000000000043800000437920EA432A8184C6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1-20T06:14:02.759669353</dc:date>
    <meta:editing-duration>PT25M49S</meta:editing-duration>
    <meta:editing-cycles>1</meta:editing-cycles>
    <meta:document-statistic meta:object-count="1"/>
    <meta:generator>LibreOffice/7.3.7.2$Linux_X86_64 LibreOffice_project/30$Build-2</meta:generator>
  </office:meta>
</office:document-meta>
</file>